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44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gr6" style:family="graphic" style:parent-style-name="standard">
      <style:graphic-properties draw:fill-color="#333333" draw:textarea-vertical-align="middle"/>
    </style:style>
    <style:style style:name="gr7" style:family="graphic" style:parent-style-name="standard">
      <style:graphic-properties svg:stroke-color="#0000ff" draw:fill="none" draw:opacity="100%" draw:opacity-name="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945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>
      <style:text-properties fo:color="#0000ff" fo:font-size="2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color="#0000ff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33cm" svg:y1="2.374cm" svg:x2="19.161cm" svg:y2="2.397cm">
          <text:p/>
        </draw:line>
        <draw:line draw:style-name="gr1" draw:text-style-name="P1" draw:layer="layout" svg:x1="3.533cm" svg:y1="8.743cm" svg:x2="15.986cm" svg:y2="8.747cm">
          <text:p/>
        </draw:line>
        <draw:line draw:style-name="gr1" draw:text-style-name="P1" draw:layer="layout" svg:x1="3.533cm" svg:y1="13.382cm" svg:x2="23.86cm" svg:y2="13.319cm">
          <text:p/>
        </draw:line>
        <draw:line draw:style-name="gr1" draw:text-style-name="P1" draw:layer="layout" svg:x1="3.533cm" svg:y1="11.012cm" svg:x2="22.336cm" svg:y2="11.033cm">
          <text:p/>
        </draw:line>
        <draw:line draw:style-name="gr2" draw:text-style-name="P1" draw:layer="layout" svg:x1="4.747cm" svg:y1="2.661cm" svg:x2="4.683cm" svg:y2="13.319cm">
          <text:p/>
        </draw:line>
        <draw:line draw:style-name="gr2" draw:text-style-name="P1" draw:layer="layout" svg:x1="6.842cm" svg:y1="8.996cm" svg:x2="6.842cm" svg:y2="13.319cm">
          <text:p/>
        </draw:line>
        <draw:line draw:style-name="gr2" draw:text-style-name="P1" draw:layer="layout" svg:x1="8.62cm" svg:y1="11.287cm" svg:x2="8.62cm" svg:y2="13.319cm">
          <text:p/>
        </draw:line>
        <draw:frame draw:style-name="gr3" draw:layer="layout" svg:width="1.503cm" svg:height="1.894cm" svg:x="2.03cm" svg:y="1.829cm">
          <draw:text-box>
            <text:p>L1</text:p>
          </draw:text-box>
        </draw:frame>
        <draw:frame draw:style-name="gr3" draw:layer="layout" svg:width="1.503cm" svg:height="1.894cm" svg:x="2.03cm" svg:y="8.268cm">
          <draw:text-box>
            <text:p>L2</text:p>
          </draw:text-box>
        </draw:frame>
        <draw:frame draw:style-name="gr3" draw:layer="layout" svg:width="1.503cm" svg:height="1.894cm" svg:x="2.03cm" svg:y="10.537cm">
          <draw:text-box>
            <text:p>L3</text:p>
          </draw:text-box>
        </draw:frame>
        <draw:frame draw:style-name="gr4" draw:text-style-name="P2" draw:layer="layout" svg:width="1.503cm" svg:height="1.171cm" svg:x="4.81cm" svg:y="11.64cm">
          <draw:text-box>
            <text:p><text:span text:style-name="T1">U</text:span><text:span text:style-name="T2">S1</text:span></text:p>
          </draw:text-box>
        </draw:frame>
        <draw:frame draw:style-name="gr4" draw:text-style-name="P2" draw:layer="layout" svg:width="1.502cm" svg:height="1.171cm" svg:x="6.864cm" svg:y="11.541cm">
          <draw:text-box>
            <text:p><text:span text:style-name="T1">U</text:span><text:span text:style-name="T2">S2</text:span></text:p>
          </draw:text-box>
        </draw:frame>
        <draw:frame draw:style-name="gr5" draw:text-style-name="P2" draw:layer="layout" svg:width="1.502cm" svg:height="1.17cm" svg:x="8.693cm" svg:y="11.575cm">
          <draw:text-box>
            <text:p><text:span text:style-name="T1">U</text:span><text:span text:style-name="T2">S3</text:span></text:p>
          </draw:text-box>
        </draw:frame>
        <draw:frame draw:style-name="gr3" draw:layer="layout" svg:width="1.503cm" svg:height="1.894cm" svg:x="2.037cm" svg:y="12.888cm">
          <draw:text-box>
            <text:p><text:s/>N</text:p>
          </draw:text-box>
        </draw:frame>
        <draw:line draw:style-name="gr1" draw:text-style-name="P1" draw:layer="layout" svg:x1="19.161cm" svg:y1="2.397cm" svg:x2="19.161cm" svg:y2="4.048cm">
          <text:p/>
        </draw:line>
        <draw:rect draw:style-name="gr6" draw:text-style-name="P1" draw:layer="layout" svg:width="0.762cm" svg:height="1.651cm" svg:x="18.78cm" svg:y="4.048cm">
          <text:p/>
        </draw:rect>
        <draw:line draw:style-name="gr1" draw:text-style-name="P1" draw:layer="layout" svg:x1="19.161cm" svg:y1="5.699cm" svg:x2="19.161cm" svg:y2="6.715cm">
          <text:p/>
        </draw:line>
        <draw:rect draw:style-name="gr6" draw:text-style-name="P1" draw:layer="layout" svg:width="0.762cm" svg:height="1.651cm" draw:transform="rotate (-0.982969434724208) translate (18.096cm 6.853cm)">
          <text:p/>
        </draw:rect>
        <draw:line draw:style-name="gr1" draw:text-style-name="P1" draw:layer="layout" svg:x1="19.161cm" svg:y1="6.689cm" svg:x2="18.297cm" svg:y2="7.223cm">
          <text:p/>
        </draw:line>
        <draw:line draw:style-name="gr1" draw:text-style-name="P1" draw:layer="layout" svg:x1="16.953cm" svg:y1="8.112cm" svg:x2="15.986cm" svg:y2="8.747cm">
          <text:p/>
        </draw:line>
        <draw:rect draw:style-name="gr6" draw:text-style-name="P1" draw:layer="layout" svg:width="0.762cm" svg:height="1.651cm" draw:transform="rotate (0.952949771588724) translate (19.796cm 7.537cm)">
          <text:p/>
        </draw:rect>
        <draw:line draw:style-name="gr1" draw:text-style-name="P1" draw:layer="layout" svg:x1="19.161cm" svg:y1="6.715cm" svg:x2="20.05cm" svg:y2="7.223cm">
          <text:p/>
        </draw:line>
        <draw:line draw:style-name="gr1" draw:text-style-name="P1" draw:layer="layout" svg:x1="21.447cm" svg:y1="8.112cm" svg:x2="22.336cm" svg:y2="8.747cm">
          <text:p/>
        </draw:line>
        <draw:line draw:style-name="gr1" draw:text-style-name="P1" draw:layer="layout" svg:x1="22.336cm" svg:y1="8.747cm" svg:x2="22.336cm" svg:y2="11.033cm">
          <text:p/>
        </draw:line>
        <draw:line draw:style-name="gr1" draw:text-style-name="P1" draw:layer="layout" svg:x1="23.86cm" svg:y1="13.319cm" svg:x2="23.86cm" svg:y2="6.715cm">
          <text:p/>
        </draw:line>
        <draw:line draw:style-name="gr1" draw:text-style-name="P1" draw:layer="layout" svg:x1="23.86cm" svg:y1="6.715cm" svg:x2="19.161cm" svg:y2="6.715cm">
          <text:p/>
        </draw:line>
        <draw:rect draw:style-name="gr7" draw:text-style-name="P1" draw:layer="layout" svg:width="10.541cm" svg:height="13.081cm" svg:x="14.081cm" svg:y="1.381cm">
          <text:p/>
        </draw:rect>
        <draw:frame draw:style-name="gr8" draw:text-style-name="P3" draw:layer="layout" svg:width="1.143cm" svg:height="0.962cm" svg:x="19.269cm" svg:y="1.689cm">
          <draw:text-box>
            <text:p><text:span text:style-name="T3">1</text:span></text:p>
          </draw:text-box>
        </draw:frame>
        <draw:frame draw:style-name="gr8" draw:text-style-name="P3" draw:layer="layout" svg:width="1.143cm" svg:height="0.962cm" svg:x="22.336cm" svg:y="8.593cm">
          <draw:text-box>
            <text:p><text:span text:style-name="T3">3</text:span></text:p>
          </draw:text-box>
        </draw:frame>
        <draw:frame draw:style-name="gr8" draw:text-style-name="P3" draw:layer="layout" svg:width="1.143cm" svg:height="0.962cm" svg:x="15.224cm" svg:y="8.747cm">
          <draw:text-box>
            <text:p><text:span text:style-name="T3">2</text:span></text:p>
          </draw:text-box>
        </draw:frame>
        <draw:line draw:style-name="gr2" draw:text-style-name="P1" draw:layer="layout" svg:x1="11.414cm" svg:y1="2.016cm" svg:x2="13.446cm" svg:y2="2.016cm">
          <text:p/>
        </draw:line>
        <draw:frame draw:style-name="gr9" draw:text-style-name="P4" draw:layer="layout" svg:width="1.27cm" svg:height="1.016cm" svg:x="11.687cm" svg:y="1.2cm">
          <draw:text-box>
            <text:p><text:span text:style-name="T4">I</text:span><text:span text:style-name="T5">L1</text:span></text:p>
          </draw:text-box>
        </draw:frame>
        <draw:frame draw:style-name="gr9" draw:text-style-name="P4" draw:layer="layout" svg:width="1.27cm" svg:height="1.016cm" svg:x="11.795cm" svg:y="7.604cm">
          <draw:text-box>
            <text:p><text:span text:style-name="T4">I</text:span><text:span text:style-name="T5">L2</text:span></text:p>
          </draw:text-box>
        </draw:frame>
        <draw:line draw:style-name="gr2" draw:text-style-name="P1" draw:layer="layout" svg:x1="11.414cm" svg:y1="8.493cm" svg:x2="13.446cm" svg:y2="8.493cm">
          <text:p/>
        </draw:line>
        <draw:line draw:style-name="gr2" draw:text-style-name="P1" draw:layer="layout" svg:x1="11.414cm" svg:y1="10.779cm" svg:x2="13.446cm" svg:y2="10.779cm">
          <text:p/>
        </draw:line>
        <draw:frame draw:style-name="gr9" draw:text-style-name="P4" draw:layer="layout" svg:width="1.27cm" svg:height="1.016cm" svg:x="11.795cm" svg:y="10.017cm">
          <draw:text-box>
            <text:p><text:span text:style-name="T4">I</text:span><text:span text:style-name="T5">L3</text:span></text:p>
          </draw:text-box>
        </draw:frame>
        <draw:line draw:style-name="gr2" draw:text-style-name="P1" draw:layer="layout" svg:x1="13.319cm" svg:y1="13.681cm" svg:x2="11.287cm" svg:y2="13.681cm">
          <text:p/>
        </draw:line>
        <draw:frame draw:style-name="gr9" draw:text-style-name="P4" draw:layer="layout" svg:width="1.27cm" svg:height="1.016cm" svg:x="11.795cm" svg:y="13.7cm">
          <draw:text-box>
            <text:p><text:span text:style-name="T4">I</text:span><text:span text:style-name="T5">N</text:span></text:p>
          </draw:text-box>
        </draw:frame>
        <draw:line draw:style-name="gr2" draw:text-style-name="P1" draw:layer="layout" svg:x1="18.788cm" svg:y1="2.524cm" svg:x2="18.78cm" svg:y2="3.794cm">
          <text:p/>
        </draw:line>
        <draw:frame draw:style-name="gr9" draw:text-style-name="P4" draw:layer="layout" svg:width="1.27cm" svg:height="1.016cm" svg:x="17.51cm" svg:y="2.524cm">
          <draw:text-box>
            <text:p><text:span text:style-name="T4">I</text:span><text:span text:style-name="T5">Str1</text:span></text:p>
          </draw:text-box>
        </draw:frame>
        <draw:line draw:style-name="gr2" draw:text-style-name="P1" draw:layer="layout" svg:x1="15.997cm" svg:y1="9.385cm" svg:x2="17.256cm" svg:y2="8.62cm">
          <text:p/>
        </draw:line>
        <draw:frame draw:style-name="gr9" draw:text-style-name="P4" draw:layer="layout" svg:width="1.27cm" svg:height="1.016cm" svg:x="16.24cm" svg:y="9.001cm">
          <draw:text-box>
            <text:p><text:span text:style-name="T4">I</text:span><text:span text:style-name="T5">Str2</text:span></text:p>
          </draw:text-box>
        </draw:frame>
        <draw:line draw:style-name="gr2" draw:text-style-name="P1" draw:layer="layout" svg:x1="22.209cm" svg:y1="9.382cm" svg:x2="21.179cm" svg:y2="8.62cm">
          <text:p/>
        </draw:line>
        <draw:frame draw:style-name="gr9" draw:text-style-name="P4" draw:layer="layout" svg:width="1.27cm" svg:height="1.016cm" svg:x="20.685cm" svg:y="9.001cm">
          <draw:text-box>
            <text:p><text:span text:style-name="T4">I</text:span><text:span text:style-name="T5">Str3</text:span></text:p>
          </draw:text-box>
        </draw:frame>
        <draw:line draw:style-name="gr2" draw:text-style-name="P1" draw:layer="layout" svg:x1="16.632cm" svg:y1="7.353cm" svg:x2="17.891cm" svg:y2="6.588cm">
          <text:p/>
        </draw:line>
        <draw:frame draw:style-name="gr10" draw:text-style-name="P4" draw:layer="layout" svg:width="1.524cm" svg:height="1.195cm" svg:x="15.732cm" svg:y="6.207cm">
          <draw:text-box>
            <text:p><text:span text:style-name="T4">U</text:span><text:span text:style-name="T5">Str2</text:span></text:p>
          </draw:text-box>
        </draw:frame>
        <draw:line draw:style-name="gr2" draw:text-style-name="P1" draw:layer="layout" svg:x1="21.869cm" svg:y1="7.697cm" svg:x2="20.765cm" svg:y2="7.046cm">
          <text:p/>
        </draw:line>
        <draw:frame draw:style-name="gr10" draw:text-style-name="P4" draw:layer="layout" svg:width="1.524cm" svg:height="1.195cm" svg:x="21.42cm" svg:y="6.79cm">
          <draw:text-box>
            <text:p><text:span text:style-name="T4">U</text:span><text:span text:style-name="T5">Str3</text:span></text:p>
          </draw:text-box>
        </draw:frame>
        <draw:frame draw:style-name="gr9" draw:text-style-name="P4" draw:layer="layout" svg:width="1.27cm" svg:height="1.016cm" svg:x="17.683cm" svg:y="4.502cm">
          <draw:text-box>
            <text:p><text:span text:style-name="T4">Z</text:span><text:span text:style-name="T6">1</text:span></text:p>
          </draw:text-box>
        </draw:frame>
        <draw:frame draw:style-name="gr9" draw:text-style-name="P4" draw:layer="layout" svg:width="1.27cm" svg:height="1.016cm" svg:x="17.637cm" svg:y="7.985cm">
          <draw:text-box>
            <text:p><text:span text:style-name="T4">Z</text:span><text:span text:style-name="T6">2</text:span></text:p>
          </draw:text-box>
        </draw:frame>
        <draw:frame draw:style-name="gr9" draw:text-style-name="P4" draw:layer="layout" svg:width="1.27cm" svg:height="1.016cm" svg:x="19.542cm" svg:y="7.985cm">
          <draw:text-box>
            <text:p><text:span text:style-name="T4">Z</text:span><text:span text:style-name="T6">3</text:span></text:p>
          </draw:text-box>
        </draw:frame>
        <draw:frame draw:style-name="gr11" draw:text-style-name="P5" draw:layer="layout" svg:width="7.62cm" svg:height="1.825cm" svg:x="15.686cm" svg:y="14.716cm">
          <draw:text-box>
            <text:p><text:span text:style-name="T7">Drehstromverbraucher</text:span></text:p>
          </draw:text-box>
        </draw:frame>
        <draw:frame draw:style-name="gr10" draw:text-style-name="P4" draw:layer="layout" svg:width="1.524cm" svg:height="1.195cm" svg:x="19.769cm" svg:y="4.504cm">
          <draw:text-box>
            <text:p><text:span text:style-name="T4">U</text:span><text:span text:style-name="T5">Str1</text:span></text:p>
          </draw:text-box>
        </draw:frame>
        <draw:line draw:style-name="gr2" draw:text-style-name="P1" draw:layer="layout" svg:x1="19.804cm" svg:y1="4.429cm" svg:x2="19.796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none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ong Shen</meta:initial-creator>
    <meta:creation-date>2017-02-14T23:29:53</meta:creation-date>
    <dc:date>2017-02-18T23:40:41</dc:date>
    <dc:creator>Chong Shen</dc:creator>
    <meta:editing-duration>PT36M14S</meta:editing-duration>
    <meta:editing-cycles>7</meta:editing-cycles>
    <meta:generator>OpenOffice/4.1.3$Unix OpenOffice.org_project/413m1$Build-9783</meta:generator>
    <meta:document-statistic meta:object-count="54"/>
  </office:meta>
</office:document-meta>
</file>